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50)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table-cell/>
          <table:table-cell office:value-type="string" calcext:value-type="string">
            <text:p>pwha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hash of users password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_ses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/>
          <table:table-cell office:value-type="string" calcext:value-type="string">
            <text:p>DO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birth</text:p>
          </table:table-cell>
        </table:table-row>
        <table:table-row table:style-name="ro1">
          <table:table-cell/>
          <table:table-cell office:value-type="string" calcext:value-type="string">
            <text:p>join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registered with site</text:p>
          </table:table-cell>
        </table:table-row>
        <table:table-row table:style-name="ro2">
          <table:table-cell/>
          <table:table-cell office:value-type="string" calcext:value-type="string">
            <text:p>&lt;SKILLS&gt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table:style-name="ce2" office:value-type="string" calcext:value-type="string">
            <text:p>one field for each identified skill. Skills weighted 1 through 5, with 1 being not skilled, 5 being very skilled</text:p>
          </table:table-cell>
        </table:table-row>
        <table:table-row table:style-name="ro1">
          <table:table-cell table:number-columns-repeated="4"/>
          <table:table-cell table:style-name="ce2"/>
        </table:table-row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Required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ccount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50)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related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s Course(CourseID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10)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ing(100)</text:p>
          </table:table-cell>
          <table:table-cell office:value-type="string" calcext:value-type="string">
            <text:p>Course 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5:31:07.404215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47:37.975331603</meta:creation-date>
    <dc:date>2017-09-26T15:58:44.937663045</dc:date>
    <meta:editing-duration>PT27M24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